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20-11-1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18-11-2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17-11-3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16-11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1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0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0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0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0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200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9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9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9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9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9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9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9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9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9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8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48" calcext:value-type="float">
            <text:p>122.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8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8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8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8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12" calcext:value-type="float">
            <text:p>120.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8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7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64" calcext:value-type="float">
            <text:p>135.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506</text:p>
          </table:table-cell>
          <table:table-cell office:value-type="string" calcext:value-type="string">
            <text:p>City of Nacogdoches</text:p>
          </table:table-cell>
          <table:table-cell office:value-type="string" calcext:value-type="string">
            <text:p>196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